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3600000136F70DFA04.png" manifest:media-type=""/>
  <manifest:file-entry manifest:full-path="Pictures/20000002000000D90000007895D3B7B0.eps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cd3f8"/>
    </style:style>
    <style:style style:name="P2" style:family="paragraph" style:parent-style-name="Standard">
      <style:paragraph-properties fo:text-align="center" style:justify-single-word="false"/>
      <style:text-properties officeooo:paragraph-rsid="000f2b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horizontal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graphics1" text:anchor-type="paragraph" svg:x="0.0028in" svg:y="0.0028in" svg:width="3.0138in" svg:height="1.6665in" draw:z-index="0"><draw:image xlink:href="Pictures/20000002000000D90000007895D3B7B0.eps" xlink:type="simple" xlink:show="embed" xlink:actuate="onLoad"/></draw:frame></text:p>
      <text:p text:style-name="P2"><draw:frame draw:style-name="fr1" draw:name="graphics3" text:anchor-type="paragraph" svg:x="1.9028in" svg:y="0.111in" svg:width="0.6008in" svg:height="0.6008in" draw:z-index="1"><draw:image xlink:href="Pictures/100002010000013600000136F70DFA04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unifont1" svg:font-family="unifon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KaitiM GB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 PL KaitiM GB" style:font-size-asian="14pt" style:font-name-complex="unifon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unifont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unifont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.5in" fo:margin-top="1.5in" fo:margin-bottom="1.5in" fo:margin-left="1.5in" fo:margin-right="1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7T18:42:42</meta:creation-date>
    <meta:editing-duration>PT27M3S</meta:editing-duration>
    <meta:editing-cycles>3</meta:editing-cycles>
    <meta:generator>LibreOffice/3.6$Linux_X86_64 LibreOffice_project/360m1$Build-2</meta:generator>
    <meta:print-date>2012-12-01T00:45:52</meta:print-date>
    <dc:date>2012-12-01T01:11:08</dc:date>
    <meta:document-statistic meta:table-count="0" meta:image-count="2" meta:object-count="0" meta:page-count="1" meta:paragraph-count="0" meta:word-count="0" meta:character-count="0" meta:non-whitespace-character-count="0"/>
  </office:meta>
</office:document-meta>
</file>